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Consolas" svg:font-family="Consolas, Menlo, Monaco, 'Lucida Console', 'Liberation Mono', 'DejaVu Sans Mono', 'Bitstream Vera Sans Mono', 'Courier New', monospace, sans-serif"/>
    <style:font-face style:name="Georgia" svg:font-family="Georgia, Cambria, serif"/>
    <style:font-face style:name="OpenSymbol" svg:font-family="OpenSymbol"/>
    <style:font-face style:name="Source Sans Pro" svg:font-family="'Source Sans Pro'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1" svg:font-family="Georgia, Cambria, serif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 style:list-style-name="L3">
      <style:paragraph-properties style:line-height-at-least="0.2917in" fo:widows="1"/>
      <style:text-properties fo:font-variant="normal" fo:text-transform="none" fo:color="#373d49" style:font-name="Georgia" fo:font-size="10.5pt" fo:letter-spacing="normal" fo:font-style="normal" fo:font-weight="normal"/>
    </style:style>
    <style:style style:name="P3" style:family="paragraph" style:parent-style-name="Text_20_body" style:list-style-name="L5">
      <style:paragraph-properties style:line-height-at-least="0.2917in" fo:widows="1"/>
      <style:text-properties fo:font-variant="normal" fo:text-transform="none" fo:color="#373d49" style:font-name="Georgia" fo:font-size="10.5pt" fo:letter-spacing="normal" fo:font-style="normal" fo:font-weight="normal"/>
    </style:style>
    <style:style style:name="P4" style:family="paragraph" style:parent-style-name="Text_20_body">
      <style:paragraph-properties style:line-height-at-least="0.2917in" fo:text-align="end" style:justify-single-word="false" fo:widows="1"/>
      <style:text-properties fo:font-variant="normal" fo:text-transform="none" fo:color="#373d49" style:font-name="Georgia" fo:font-size="10.5pt" fo:letter-spacing="normal" fo:font-style="normal" fo:font-weight="normal"/>
    </style:style>
    <style:style style:name="P5" style:family="paragraph" style:parent-style-name="Text_20_body" style:list-style-name="L5">
      <style:paragraph-properties style:line-height-at-least="0.2917in" fo:widows="1"/>
      <style:text-properties fo:font-variant="normal" fo:text-transform="none" fo:color="#373d49" style:font-name="Georgia" fo:font-size="10.5pt" fo:letter-spacing="normal" fo:font-style="normal" fo:font-weight="normal" style:font-weight-asian="normal" style:font-weight-complex="normal"/>
    </style:style>
    <style:style style:name="P6" style:family="paragraph" style:parent-style-name="Text_20_body" style:list-style-name="L5">
      <style:paragraph-properties style:line-height-at-least="0.2917in" fo:widows="1"/>
      <style:text-properties fo:font-variant="normal" fo:text-transform="none" fo:color="#373d49" style:font-name="Georgia" fo:font-size="10.5pt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style:line-height-at-least="0.2917in" fo:widows="1"/>
      <style:text-properties fo:font-variant="normal" fo:text-transform="none" fo:color="#373d49" style:font-name="Georgia" fo:font-size="10.5pt" fo:letter-spacing="normal" fo:font-style="normal" fo:font-weight="bold"/>
    </style:style>
    <style:style style:name="P8" style:family="paragraph" style:parent-style-name="Text_20_body" style:list-style-name="L5">
      <style:paragraph-properties style:line-height-at-least="0.2917in" fo:widows="1"/>
      <style:text-properties fo:font-variant="normal" fo:text-transform="none" fo:color="#373d49" style:font-name="Georgia" fo:font-size="10.5pt" fo:letter-spacing="normal" fo:font-style="normal" fo:font-weight="bold"/>
    </style:style>
    <style:style style:name="P9" style:family="paragraph" style:parent-style-name="Text_20_body" style:list-style-name="L5">
      <style:paragraph-properties style:line-height-at-least="0.2917in" fo:widows="1"/>
      <style:text-properties fo:font-variant="normal" fo:text-transform="none" fo:color="#373d49" style:font-name="Georgia1" fo:font-size="10.5pt" fo:letter-spacing="normal" fo:font-style="normal" fo:font-weight="bold" style:font-size-asian="10.5pt" style:font-weight-asian="bold" style:font-size-complex="10.5pt" style:font-weight-complex="bold"/>
    </style:style>
    <style:style style:name="P10" style:family="paragraph" style:parent-style-name="Text_20_body" style:list-style-name="L4">
      <style:paragraph-properties style:line-height-at-least="0.2917in" fo:widows="1"/>
      <style:text-properties fo:font-variant="normal" fo:text-transform="none" fo:color="#373d49" style:font-name="Georgia1" fo:font-size="10.5pt" fo:letter-spacing="normal" fo:font-style="normal" fo:font-weight="normal"/>
    </style:style>
    <style:style style:name="P11" style:family="paragraph" style:parent-style-name="Text_20_body" style:list-style-name="L5">
      <style:paragraph-properties style:line-height-at-least="0.2917in" fo:widows="1"/>
      <style:text-properties fo:font-variant="normal" fo:text-transform="none" fo:color="#363d3d" style:font-name="Georgia1" fo:font-size="10.5pt" fo:letter-spacing="normal" fo:font-style="normal" fo:font-weight="normal" style:font-size-asian="10.5pt" style:font-size-complex="10.5pt"/>
    </style:style>
    <style:style style:name="P12" style:family="paragraph" style:parent-style-name="Text_20_body" style:list-style-name="L5">
      <style:paragraph-properties style:line-height-at-least="0.2917in" fo:widows="1"/>
      <style:text-properties fo:font-variant="normal" fo:text-transform="none" fo:color="#363d3d" style:font-name="Georgia1" fo:font-size="10.5pt" fo:letter-spacing="normal" fo:language="pl" fo:country="PL" fo:font-style="normal" fo:font-weight="normal" style:font-size-asian="10.5pt" style:font-weight-asian="bold" style:font-size-complex="10.5pt" style:font-weight-complex="bold"/>
    </style:style>
    <style:style style:name="P13" style:family="paragraph" style:parent-style-name="Text_20_body">
      <style:text-properties style:font-name="Georgia1" fo:font-size="10.5pt" style:font-size-asian="10.5pt" style:font-size-complex="10.5pt"/>
    </style:style>
    <style:style style:name="P14" style:family="paragraph" style:parent-style-name="Text_20_body" style:list-style-name="L5">
      <style:paragraph-properties style:line-height-at-least="0.2917in" fo:widows="1"/>
      <style:text-properties style:font-name="Georgia1" fo:font-size="10.5pt" style:font-size-asian="10.5pt" style:font-size-complex="10.5pt"/>
    </style:style>
    <style:style style:name="P15" style:family="paragraph" style:parent-style-name="Text_20_body" style:list-style-name="L4">
      <style:paragraph-properties fo:margin-top="0in" fo:margin-bottom="0in" style:line-height-at-least="0.2917in" fo:widows="1"/>
      <style:text-properties fo:font-variant="normal" fo:text-transform="none" fo:color="#373d49" style:font-name="Georgia1" fo:font-size="10.5pt" fo:letter-spacing="normal" fo:font-style="normal" fo:font-weight="normal"/>
    </style:style>
    <style:style style:name="P16" style:family="paragraph" style:parent-style-name="Text_20_body" style:list-style-name="L5">
      <style:paragraph-properties style:line-height-at-least="0.2917in" fo:widows="1" fo:background-color="transparent">
        <style:background-image/>
      </style:paragraph-properties>
      <style:text-properties fo:font-variant="normal" fo:text-transform="none" fo:color="#373d49" style:font-name="Georgia" fo:font-size="10.5pt" fo:letter-spacing="normal" fo:font-style="normal" fo:font-weight="bold" style:font-weight-asian="bold" style:font-weight-complex="bold"/>
    </style:style>
    <style:style style:name="P17" style:family="paragraph" style:parent-style-name="Subtitle">
      <style:text-properties fo:font-size="16pt" style:font-size-asian="16pt" style:font-size-complex="16pt"/>
    </style:style>
    <style:style style:name="P18" style:family="paragraph" style:parent-style-name="Title">
      <style:text-properties fo:font-size="24pt" style:font-size-asian="24pt" style:font-size-complex="24pt"/>
    </style:style>
    <style:style style:name="P19" style:family="paragraph" style:parent-style-name="Preformatted_20_Text">
      <style:paragraph-properties fo:margin-left="0in" fo:margin-right="0in" fo:margin-top="0in" fo:margin-bottom="0in" fo:text-align="start" style:justify-single-word="false" fo:widows="1" fo:text-indent="0in" style:auto-text-indent="false" fo:background-color="transparent" fo:padding="0in" fo:border="none">
        <style:background-image/>
      </style:paragraph-properties>
    </style:style>
    <style:style style:name="P20" style:family="paragraph" style:parent-style-name="Preformatted_20_Text">
      <style:paragraph-properties fo:margin-top="0in" fo:margin-bottom="0in" fo:text-align="start" style:justify-single-word="false" fo:widows="1" fo:background-color="transparent" fo:padding="0in" fo:border="none">
        <style:background-image/>
      </style:paragraph-properties>
      <style:text-properties style:font-name="Arial1" fo:background-color="transparent"/>
    </style:style>
    <style:style style:name="T1" style:family="text">
      <style:text-properties fo:language="pl" fo:country="PL"/>
    </style:style>
    <style:style style:name="T2" style:family="text">
      <style:text-properties fo:color="#363d3d" style:font-name="Calibri" fo:font-size="12pt" fo:language="pl" fo:country="PL"/>
    </style:style>
    <style:style style:name="T3" style:family="text">
      <style:text-properties fo:color="#363d3d" style:font-name="Calibri" fo:font-size="12pt" fo:language="pl" fo:country="PL" fo:font-weight="normal" style:font-weight-asian="normal" style:font-weight-complex="normal"/>
    </style:style>
    <style:style style:name="T4" style:family="text">
      <style:text-properties fo:color="#363d3d" style:font-name="Calibri" fo:language="pl" fo:country="PL"/>
    </style:style>
    <style:style style:name="T5" style:family="text">
      <style:text-properties fo:color="#363d3d" style:font-name="Calibri" fo:language="pl" fo:country="PL" fo:font-weight="normal" style:font-weight-asian="normal" style:font-weight-complex="normal"/>
    </style:style>
    <style:style style:name="T6" style:family="text">
      <style:text-properties fo:color="#363d3d" fo:language="pl" fo:country="PL"/>
    </style:style>
    <style:style style:name="T7" style:family="text">
      <style:text-properties fo:color="#363d3d" fo:language="pl" fo:country="PL" fo:font-weight="normal" style:font-weight-asian="normal" style:font-weight-complex="normal"/>
    </style:style>
    <style:style style:name="T8" style:family="text">
      <style:text-properties fo:font-variant="normal" fo:text-transform="none" fo:color="#363d3d" style:font-name="Calibri" fo:font-size="12pt" fo:letter-spacing="normal" fo:language="pl" fo:country="P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63d3d" style:font-name="Calibri" fo:letter-spacing="normal" fo:language="pl" fo:country="P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363d3d" fo:letter-spacing="normal" fo:language="pl" fo:country="P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b91af" style:font-name="Arial1" fo:font-size="9.75pt" fo:letter-spacing="normal" fo:font-style="normal" fo:font-weight="normal" fo:background-color="transparent"/>
    </style:style>
    <style:style style:name="T12" style:family="text">
      <style:text-properties fo:font-variant="normal" fo:text-transform="none" fo:color="#000000" style:font-name="Arial1" fo:font-size="9.75pt" fo:letter-spacing="normal" fo:font-style="normal" fo:font-weight="normal" fo:background-color="transparent"/>
    </style:style>
    <style:style style:name="T13" style:family="text">
      <style:text-properties fo:font-variant="normal" fo:text-transform="none" fo:color="#000000" style:font-name="Arial1" fo:letter-spacing="normal" fo:background-color="transparent"/>
    </style:style>
    <style:style style:name="T14" style:family="text">
      <style:text-properties fo:font-variant="normal" fo:text-transform="none" fo:color="#00008b" style:font-name="Arial1" fo:font-size="9.75pt" fo:letter-spacing="normal" fo:font-style="normal" fo:font-weight="normal" fo:background-color="transparent"/>
    </style:style>
    <style:style style:name="T15" style:family="text">
      <style:text-properties fo:font-variant="normal" fo:text-transform="none" fo:color="#808080" style:font-name="Arial1" fo:font-size="9.75pt" fo:letter-spacing="normal" fo:font-style="normal" fo:font-weight="normal" fo:background-color="transparent"/>
    </style:style>
    <style:style style:name="T16" style:family="text">
      <style:text-properties fo:font-variant="normal" fo:text-transform="none" fo:color="#800000" style:font-name="Arial1" fo:font-size="9.75pt" fo:letter-spacing="normal" fo:font-style="normal" fo:font-weight="normal" fo:background-color="transparen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weight-asian="bold" style:font-weight-complex="bold"/>
    </style:style>
    <style:style style:name="T19" style:family="text">
      <style:text-properties fo:color="#2b91af" style:font-name="Arial1" fo:font-size="9.75pt" fo:font-weight="normal" fo:background-color="transparent"/>
    </style:style>
    <style:style style:name="T20" style:family="text">
      <style:text-properties fo:color="#000000" style:font-name="Arial1" fo:font-size="9.75pt" fo:font-weight="normal" fo:background-color="transparent"/>
    </style:style>
    <style:style style:name="T21" style:family="text">
      <style:text-properties fo:color="#00008b" style:font-name="Arial1" fo:font-size="9.75pt" fo:font-weight="normal" fo:background-color="transparent"/>
    </style:style>
    <style:style style:name="T22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23" style:family="text">
      <style:text-properties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tel Xeon Phi</text:p>
      <text:p text:style-name="P17">Raport z prezentacji</text:p>
      <text:h text:style-name="Heading_20_1" text:outline-level="1">1. Wstęp</text:h>
      <text:p text:style-name="P13">Tematem referatu była rodzina koprocesorów Intel Xeon Phi. W prezentacji poruszyliśmy tematy związane z architekturą MIC, sposobami programowania koprocesora, jego zastosowaniem.</text:p>
      <text:p text:style-name="P13">Przedstawione zagadnienia to:</text:p>
      <text:list xml:id="list4113315917725933336" text:style-name="L4">
        <text:list-item>
          <text:p text:style-name="P15">generalna filozofia rozwiązania</text:p>
        </text:list-item>
        <text:list-item>
          <text:p text:style-name="P15">architektura sprzętowa oraz systemowa urządzenia</text:p>
        </text:list-item>
        <text:list-item>
          <text:p text:style-name="P15">metodyka programowania koprocesora</text:p>
        </text:list-item>
        <text:list-item>
          <text:p text:style-name="P10">przykłady zastosowań w nauce i przemyśle</text:p>
        </text:list-item>
      </text:list>
      <text:h text:style-name="Heading_20_1" text:outline-level="1"><text:bookmark text:name="2_Rozwinicie_10"/>2. Streszczenie prezentacji</text:h>
      <text:list xml:id="list4170926677016837850" text:style-name="L5">
        <text:list-header>
          <text:p text:style-name="P6">Wprowadzenie do Intel Xeon Phi.</text:p>
          <text:p text:style-name="P11"><text:span text:style-name="T1">Intel Xeon Phi to koprocesory architektury Intel MIC wykorzystywane do równoległych obliczeń dużej skali. Są to dodatkowe karty PCI Express, które współdziałają z procesorami Intel Xeon znacznie zwiększając wydajność przetwarzania równoległego w dużej skali.</text:span></text:p>
          <text:p text:style-name="P6">Zależność pomiędzy procesorem Intel Xeon a koprocesorem Phi.</text:p>
          <text:p text:style-name="P11"><text:span text:style-name="T1">Koprocesory Xeon mają więcej rdzeni i wątków. Posiadają dużo większe jednostki wektorowe, mając przy tym niższą częstotliwość taktowania. W rezultacie cechują się większą wydajnością obliczeniową przy spełnieniu kilku warunków.</text:span></text:p>
          <text:p text:style-name="P6">Filozofia stosowania</text:p>
          <text:p text:style-name="P14"><text:span text:style-name="T10">Intel Xeon zapewnia odpowiednią wydajność dla 90% aplikacji. Jednak tam gdzie mamy doczynienia z aplikacjami równoległymi dużej skali koprocesory Xeon Phi znacznie poprawiają wydajność pracy. Szczególnie służą tam, gdzie wykorzystuje się ponad 100 wątków oprogramowania oraz obliczenia na wektorach lub </text:span><text:span text:style-name="T6">tam gdzie potrzebna jest większa przepustowość pamięci lokalnej niż ta oferowana przez Intel Xeon.</text:span></text:p>
          <text:p text:style-name="P6"/>
          <text:p text:style-name="P6"><text:soft-page-break/>Architektura sprzętowa, Many Integrated Core.</text:p>
          <text:p text:style-name="P9"><text:span text:style-name="T7">Koprocesory Phi obsługują do 61 rdzeni, każdy po cztery</text:span> <text:span text:style-name="T17">wątki. Taktowanie zegara to 1.3 MHz (bazują na rdzeniu Pentium P65C). Architektura bazuje na x86 ISA z dodanym adresowanie 64-bitowym i 512-bitowymi jednostkami SIMD. Xeon Phi ma ponad 2 razy większą przepustowość pamięci lokalnej w porównaniu do rodziny procesorów E5 i jest od nich 4 razy oszczędniejszy energetycznie.</text:span></text:p>
          <text:p text:style-name="P9"><text:span text:style-name="T17">Rdzenie ułożone są w pierścień, połączone przez cache L2 w jedną wspólną pamięć przy użyciu dwukierunkowej magistrali. Wyposażone są w pamięć GDDR5 8 GB. Umożliwione jest w nich przetwarzanie potokowe. Za dekoderem instrukcji dzielą się na jednostkę skalarną i wektorową. Cache L1 podzielona na cache instrukcji i danych.</text:span></text:p>
          <text:p text:style-name="P12"><text:span text:style-name="T17">Rdzenie wykonane są w technologi tranzystorowej Tri-Gate. Były pierwszymi tranzystorami 3D produkowanymi masowo. </text:span></text:p>
          <text:p text:style-name="P6">Architektura oprogramowania - pełnoprawny system Linux po stronie koprocesora.</text:p>
          <text:p text:style-name="P8"><text:span text:style-name="T17">Wydzielamy software działający na hoście i koprocesorze. Na obu jednostkach jest to Linux <text:line-break/>(SNMP-on-a-chip). Każda karta ma swój adres IP, występuje pełna obsługa sieciowa.</text:span></text:p>
          <text:p text:style-name="P6">Porównanie wyników bechamarków z zależności od liczby wątków.</text:p>
        </text:list-header>
      </text:list>
      <text:p text:style-name="P7"><text:span text:style-name="T18"><text:tab/></text:span><text:span text:style-name="T17">Dopiero odpowiednie zrównoleglenie operacji daję przewagę nad "zwykłymi" procesorami Xeon. To <text:tab/>samo jeśli chodzi o wykorzystanie pamięci lokalnej.</text:span></text:p>
      <text:list xml:id="list43241978" text:continue-numbering="true" text:style-name="L5">
        <text:list-header>
          <text:p text:style-name="P6">Tryby wykonawcze: tryb native, tryb offload, tryb symmetric</text:p>
          <text:p text:style-name="P5">W trybie natywnym karta rozszerzeń działa jako oddzielny SMP. Dostarczamy oddzielne programy wykonawcze na procesor i koprocesor Phi. Brak przy tym potrzeby modyfikacji kodu źródłowego (wystarczy rekompilacja).</text:p>
          <text:p text:style-name="P5">W trybie offload mamy główną logikę programu na hoście (procesorze), a wykonanie oznaczonych fragrmentów kodu jest przenoszone na koprocesor. Kod, który się przenosi musi być wielowątkowy, korzystać z VPU i wysokiego BW pamięci lokalnej.</text:p>
          <text:p text:style-name="P5">Tryb symetryczny to podwójny tryb natywny: specjalne autonomiczne programy na hoście i koprocesorze. Tryb reverse offload to odwrotność trybu offload tzn. głowna logika na koprocesorze, a fragmenty wykonania na hoście.</text:p>
          <text:p text:style-name="P6"><text:soft-page-break/>Przykłady kodu z zastosowaniem OpenMP</text:p>
          <text:p text:style-name="P16"><text:span text:style-name="Source_20_Text"><text:span text:style-name="T19">int</text:span></text:span><text:span text:style-name="Source_20_Text"><text:span text:style-name="T20"> main (</text:span></text:span><text:span text:style-name="Source_20_Text"><text:span text:style-name="T19">int</text:span></text:span><text:span text:style-name="Source_20_Text"><text:span text:style-name="T20"> argc, </text:span></text:span><text:span text:style-name="Source_20_Text"><text:span text:style-name="T21">char</text:span></text:span><text:span text:style-name="Source_20_Text"><text:span text:style-name="T20"> *argv[]) </text:span></text:span></text:p>
        </text:list-header>
      </text:list>
      <text:p text:style-name="P19"><text:span text:style-name="Source_20_Text"><text:span text:style-name="T12"><text:tab/>{</text:span></text:span></text:p>
      <text:p text:style-name="P19"><text:span text:style-name="Source_20_Text"><text:span text:style-name="T13"><text:s text:c="2"/><text:tab/><text:tab/></text:span></text:span><text:span text:style-name="Source_20_Text"><text:span text:style-name="T11">int</text:span></text:span><text:span text:style-name="Source_20_Text"><text:span text:style-name="T12"> nthreads, tid;</text:span></text:span></text:p>
      <text:p text:style-name="P19"><text:span text:style-name="Source_20_Text"><text:span text:style-name="T13"><text:s text:c="2"/><text:tab/><text:tab/></text:span></text:span><text:span text:style-name="Source_20_Text"><text:span text:style-name="T15">/* Fork a team of threads giving them their own copies of variables */</text:span></text:span></text:p>
      <text:p text:style-name="P20"/>
      <text:p text:style-name="P19"><text:span text:style-name="Source_20_Text"><text:span text:style-name="T15"><text:tab/><text:tab/>#pragma</text:span></text:span><text:span text:style-name="Source_20_Text"><text:span text:style-name="T12"> offload target (mic)</text:span></text:span></text:p>
      <text:p text:style-name="P19"><text:span text:style-name="Source_20_Text"><text:span text:style-name="T13"><text:s text:c="2"/><text:tab/><text:tab/></text:span></text:span><text:span text:style-name="Source_20_Text"><text:span text:style-name="T12">{</text:span></text:span></text:p>
      <text:p text:style-name="P19"><text:span text:style-name="Source_20_Text"><text:span text:style-name="T15"><text:tab/><text:tab/><text:tab/>#pragma</text:span></text:span><text:span text:style-name="Source_20_Text"><text:span text:style-name="T12"> omp parallel </text:span></text:span><text:span text:style-name="Source_20_Text"><text:span text:style-name="T14">private</text:span></text:span><text:span text:style-name="Source_20_Text"><text:span text:style-name="T12">(nthreads,tid)</text:span></text:span></text:p>
      <text:p text:style-name="P19"><text:span text:style-name="Source_20_Text"><text:span text:style-name="T13"><text:s text:c="4"/><text:tab/><text:tab/><text:tab/></text:span></text:span><text:span text:style-name="Source_20_Text"><text:span text:style-name="T12">{</text:span></text:span></text:p>
      <text:p text:style-name="P19"><text:span text:style-name="Source_20_Text"><text:span text:style-name="T13"><text:s text:c="6"/><text:tab/><text:tab/><text:tab/></text:span></text:span><text:span text:style-name="Source_20_Text"><text:span text:style-name="T15">/* Obtain thread number */</text:span></text:span></text:p>
      <text:p text:style-name="P19"><text:span text:style-name="Source_20_Text"><text:span text:style-name="T13"><text:s text:c="6"/><text:tab/><text:tab/><text:tab/></text:span></text:span><text:span text:style-name="Source_20_Text"><text:span text:style-name="T12">tid = omp_get_thread_num();</text:span></text:span></text:p>
      <text:p text:style-name="P19"><text:span text:style-name="Source_20_Text"><text:span text:style-name="T13"><text:s text:c="6"/><text:tab/><text:tab/><text:tab/></text:span></text:span><text:span text:style-name="Source_20_Text"><text:span text:style-name="T12">printf(</text:span></text:span><text:span text:style-name="Source_20_Text"><text:span text:style-name="T16">"Hello World from thread = %d\n"</text:span></text:span><text:span text:style-name="Source_20_Text"><text:span text:style-name="T12">, tid);</text:span></text:span></text:p>
      <text:p text:style-name="P20"/>
      <text:p text:style-name="P19"><text:span text:style-name="Source_20_Text"><text:span text:style-name="T13"><text:s text:c="6"/><text:tab/><text:tab/><text:tab/></text:span></text:span><text:span text:style-name="Source_20_Text"><text:span text:style-name="T15">/* Only master thread does this */</text:span></text:span></text:p>
      <text:p text:style-name="P19"><text:span text:style-name="Source_20_Text"><text:span text:style-name="T13"><text:s text:c="6"/><text:tab/><text:tab/><text:tab/></text:span></text:span><text:span text:style-name="Source_20_Text"><text:span text:style-name="T14">if</text:span></text:span><text:span text:style-name="Source_20_Text"><text:span text:style-name="T12"> (tid == </text:span></text:span><text:span text:style-name="Source_20_Text"><text:span text:style-name="T16">0</text:span></text:span><text:span text:style-name="Source_20_Text"><text:span text:style-name="T12">) {</text:span></text:span></text:p>
      <text:p text:style-name="P19"><text:span text:style-name="Source_20_Text"><text:span text:style-name="T13"><text:s text:c="8"/><text:tab/><text:tab/><text:tab/><text:tab/></text:span></text:span><text:span text:style-name="Source_20_Text"><text:span text:style-name="T12">nthreads = omp_get_num_threads();</text:span></text:span></text:p>
      <text:p text:style-name="P19"><text:span text:style-name="Source_20_Text"><text:span text:style-name="T13"><text:s text:c="8"/><text:tab/><text:tab/><text:tab/><text:tab/></text:span></text:span><text:span text:style-name="Source_20_Text"><text:span text:style-name="T12">printf(</text:span></text:span><text:span text:style-name="Source_20_Text"><text:span text:style-name="T16">"Number of threads = %d\n"</text:span></text:span><text:span text:style-name="Source_20_Text"><text:span text:style-name="T12">, nthreads);</text:span></text:span></text:p>
      <text:p text:style-name="P19"><text:span text:style-name="Source_20_Text"><text:span text:style-name="T13"><text:s text:c="6"/><text:tab/><text:tab/><text:tab/></text:span></text:span><text:span text:style-name="Source_20_Text"><text:span text:style-name="T12">} <text:s text:c="3"/></text:span></text:span></text:p>
      <text:p text:style-name="P19"><text:span text:style-name="Source_20_Text"><text:span text:style-name="T15"><text:tab/><text:tab/><text:tab/><text:tab/>#ifdef</text:span></text:span><text:span text:style-name="Source_20_Text"><text:span text:style-name="T12"> __MIC__</text:span></text:span></text:p>
      <text:p text:style-name="P19"><text:span text:style-name="Source_20_Text"><text:span text:style-name="T13"><text:s text:c="5"/><text:tab/><text:tab/><text:tab/><text:tab/><text:tab/></text:span></text:span><text:span text:style-name="Source_20_Text"><text:span text:style-name="T12">printf(</text:span></text:span><text:span text:style-name="Source_20_Text"><text:span text:style-name="T16">"on target...\n"</text:span></text:span><text:span text:style-name="Source_20_Text"><text:span text:style-name="T12">);</text:span></text:span></text:p>
      <text:p text:style-name="P19"><text:span text:style-name="Source_20_Text"><text:span text:style-name="T15"><text:tab/><text:tab/><text:tab/><text:tab/>#else</text:span></text:span></text:p>
      <text:p text:style-name="P19"><text:span text:style-name="Source_20_Text"><text:span text:style-name="T13"><text:s text:c="6"/><text:tab/><text:tab/><text:tab/><text:tab/></text:span></text:span><text:span text:style-name="Source_20_Text"><text:span text:style-name="T12">printf(</text:span></text:span><text:span text:style-name="Source_20_Text"><text:span text:style-name="T16">"on host...\n"</text:span></text:span><text:span text:style-name="Source_20_Text"><text:span text:style-name="T12">);</text:span></text:span></text:p>
      <text:p text:style-name="P19"><text:span text:style-name="Source_20_Text"><text:span text:style-name="T15"><text:tab/><text:tab/><text:tab/><text:tab/>#endif</text:span></text:span><text:span text:style-name="Source_20_Text"><text:span text:style-name="T12"> <text:s text:c="3"/></text:span></text:span></text:p>
      <text:p text:style-name="P19"><text:span text:style-name="Source_20_Text"><text:span text:style-name="T13"><text:s text:c="4"/><text:tab/><text:tab/><text:tab/></text:span></text:span><text:span text:style-name="Source_20_Text"><text:span text:style-name="T12">}</text:span></text:span></text:p>
      <text:p text:style-name="P19"><text:span text:style-name="Source_20_Text"><text:span text:style-name="T13"><text:s text:c="2"/><text:tab/><text:tab/></text:span></text:span><text:span text:style-name="Source_20_Text"><text:span text:style-name="T12">} <text:s text:c="3"/></text:span></text:span></text:p>
      <text:p text:style-name="P19"><text:span text:style-name="Source_20_Text"><text:span text:style-name="T12"><text:tab/>}</text:span></text:span></text:p>
      <text:list xml:id="list43227006" text:continue-numbering="true" text:style-name="L5">
        <text:list-header>
          <text:p text:style-name="P6"/>
          <text:p text:style-name="P6">Modele transferu danych: implicit, explicit.</text:p>
          <text:p text:style-name="P3"><text:span text:style-name="T23">Można explicite oznaczać zmienne do offloadowania na koprocesor. Zostaną utworzone wtedy </text:span><text:span text:style-name="T22">kopie</text:span><text:span text:style-name="T23"> w pamięci koprocesora (oddzielne od hosta). Możemy również oznaczać zmienne, które mają być </text:span><text:span text:style-name="T22">dzielone</text:span><text:span text:style-name="T23"> pomiędzy hosta i koprocesor. Wtedy również fizycznie występuje kopiowanie zawartości tych zmiennych, ale runtime utrzymuje ich spójność tak by wyglądało to na współdzielenie.</text:span></text:p>
          <text:p text:style-name="P6">Optymalizacja użytkownika</text:p>
          <text:p text:style-name="P5">Przedstawiliśmy tutaj kilka sposób na wykonanie optymalizacji: transformacje pętli, dostępu do pamięci, zagęszczanie wektorów, uspójnianie pamięci. Optymalizacja użycia wektorów, użycie dużych stron, dobór algorytmów umożliwiających lepsze zrównoleglenie aplikacji.</text:p>
          <text:p text:style-name="P6">Model kompilacji i programowania</text:p>
          <text:p text:style-name="P5">Wytłumaczyliśmy tu po krótce jak kompiluje się rogram napisany pod koprocesor Xeon Phi. Jakich metod, narzędzi i bibliotek się używa: Intel Math Kernel Library, API w C, C++ i Fortranie (OpenMP, ITBB, MPI). Najpopularniejsze z nich przedstawiliśmy z przykładami.</text:p>
          <text:p text:style-name="P6"><text:soft-page-break/>Przykłady rozwiązań: Cosmos, NEC Superresolution Processing</text:p>
          <text:p text:style-name="P5">Dwa praktyczne zastosowania, gdzie stosunkowo niewielkim nakładem pracy osiągniętą znaczącą poprawę wydajności obliczeń. Przedstawione projekty to komputer COSMOS, na którym symuluje się ewolucje ścian domenowych w początkach Wszechświata. Zmiana kodu na cache-friendly, wektoryzacja i zmniejszenie zajętości pamięci przy zastosowaniu prostego OpenMP pozwoliło osiągnąć 17 razy lepsze wyniki w stosunku do tych przed zmianą. Drugim przykładem była implementacja konwersji SD-&gt;HD na serwerach NEC wyposażonych w Xeon Phi. <text:s/>Przed migracją film 30fps konwertowany był z szybkością 6fps. Po migracji ten sam film udało się konwertować w real-time.</text:p>
        </text:list-header>
      </text:list>
      <text:h text:style-name="Heading_20_1" text:outline-level="1"><text:bookmark text:name="3_Wnioski_33"/>3. Wnioski</text:h>
      <text:list xml:id="list513448413102662229" text:style-name="L3">
        <text:list-header>
          <text:p text:style-name="P2">Przy rozważaniu przeniesienia obliczeń na platforme Intel Xeon Phi trzeba rozważyć wiele aspektów, z których najważniejszym jest trudność jaka będzie związana z dostosowania naszego kodu do możliwości karty. Warto też zapamiętać wymienione metody zrównoleglania kodu i jego optymalizacji pod względem wielowątkowości. Na uwagę zasługuje również prostota trybów wykonawczych i przenoszenia kodu z platformy Xeon i przewaga koprocesorów nad GPU w wielu zastosowaniach. Do przenoszenia projektów powinna zachęcać prostota architektury, w większości znana już przez użytkowników.</text:p>
        </text:list-header>
      </text:list>
      <text:p text:style-name="P4">Opracowali:<text:line-break/>Rafał Grabiański<text:line-break/>Zbigniew Królikowski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Consolas" svg:font-family="Consolas, Menlo, Monaco, 'Lucida Console', 'Liberation Mono', 'DejaVu Sans Mono', 'Bitstream Vera Sans Mono', 'Courier New', monospace, sans-serif"/>
    <style:font-face style:name="Georgia" svg:font-family="Georgia, Cambria, serif"/>
    <style:font-face style:name="OpenSymbol" svg:font-family="OpenSymbol"/>
    <style:font-face style:name="Source Sans Pro" svg:font-family="'Source Sans Pro'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1" svg:font-family="Georgia, Cambria, serif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fał Grabiański</meta:initial-creator>
    <meta:creation-date>2015-11-30T22:12:41.18</meta:creation-date>
    <dc:date>2015-11-30T23:06:42.39</dc:date>
    <dc:creator>Rafał Grabiański</dc:creator>
    <meta:editing-duration>PT53M46S</meta:editing-duration>
    <meta:editing-cycles>30</meta:editing-cycles>
    <meta:generator>OpenOffice/4.1.1$Win32 OpenOffice.org_project/411m6$Build-9775</meta:generator>
    <meta:document-statistic meta:table-count="0" meta:image-count="0" meta:object-count="0" meta:page-count="4" meta:paragraph-count="64" meta:word-count="884" meta:character-count="6523"/>
  </office:meta>
</office:document-meta>
</file>